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911" officeooo:paragraph-rsid="001a19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ll Request Che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21:01:44.718956884</meta:creation-date>
    <dc:date>2022-03-05T21:02:42.520126065</dc:date>
    <meta:editing-duration>PT58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6.4.7.2$Linux_X86_64 LibreOffice_project/40$Build-2</meta:generator>
  </office:meta>
</office:document-meta>
</file>